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fo:font-size="10.5pt" officeooo:paragraph-rsid="00187299" style:font-size-asian="10.5pt" style:font-size-complex="10.5pt"/>
    </style:style>
    <style:style style:name="P4" style:family="paragraph" style:parent-style-name="Text_20_body">
      <style:text-properties officeooo:paragraph-rsid="000df8b5"/>
    </style:style>
    <style:style style:name="P5" style:family="paragraph" style:parent-style-name="Text_20_body">
      <style:paragraph-properties fo:margin-top="0cm" fo:margin-bottom="0cm" loext:contextual-spacing="false"/>
      <style:text-properties fo:font-size="10.5pt" officeooo:paragraph-rsid="00187299" style:font-size-asian="10.5pt" style:font-size-complex="10.5pt"/>
    </style:style>
    <style:style style:name="P6" style:family="paragraph" style:parent-style-name="Text_20_body" style:master-page-name="HTML">
      <style:paragraph-properties fo:text-align="start" style:justify-single-word="false" style:page-number="auto"/>
      <style:text-properties officeooo:paragraph-rsid="001cb604"/>
    </style:style>
    <style:style style:name="P7" style:family="paragraph" style:parent-style-name="Text_20_body" style:list-style-name="L1">
      <style:text-properties fo:font-size="10.5pt" style:font-size-asian="10.5pt" style:font-size-complex="10.5pt"/>
    </style:style>
    <style:style style:name="P8" style:family="paragraph" style:parent-style-name="Text_20_body" style:list-style-name="L2">
      <style:text-properties fo:font-size="10.5pt" style:font-size-asian="10.5pt" style:font-size-complex="10.5pt"/>
    </style:style>
    <style:style style:name="P9" style:family="paragraph" style:parent-style-name="Text_20_body" style:list-style-name="L3">
      <style:text-properties fo:font-size="10.5pt" style:font-size-asian="10.5pt" style:font-size-complex="10.5pt"/>
    </style:style>
    <style:style style:name="P10" style:family="paragraph" style:parent-style-name="Text_20_body" style:list-style-name="L5">
      <style:text-properties fo:font-size="10.5pt" style:font-size-asian="10.5pt" style:font-size-complex="10.5pt"/>
    </style:style>
    <style:style style:name="P11" style:family="paragraph" style:parent-style-name="Text_20_body" style:list-style-name="L6">
      <style:text-properties fo:font-size="10.5pt" style:font-size-asian="10.5pt" style:font-size-complex="10.5pt"/>
    </style:style>
    <style:style style:name="P12" style:family="paragraph" style:parent-style-name="Text_20_body" style:list-style-name="L7">
      <style:text-properties fo:font-size="10.5pt" style:font-size-asian="10.5pt" style:font-size-complex="10.5pt"/>
    </style:style>
    <style:style style:name="P13" style:family="paragraph" style:parent-style-name="Text_20_body" style:list-style-name="L8">
      <style:text-properties fo:font-size="10.5pt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19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8">
      <style:paragraph-properties fo:margin-top="0cm" fo:margin-bottom="0cm" loext:contextual-spacing="false"/>
      <style:text-properties officeooo:paragraph-rsid="00187299"/>
    </style:style>
    <style:style style:name="P25" style:family="paragraph" style:parent-style-name="Standard" style:list-style-name="L4"/>
    <style:style style:name="P26" style:family="paragraph" style:parent-style-name="Standard" style:list-style-name="L4">
      <style:text-properties officeooo:paragraph-rsid="00163b0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fo:font-size="10.5pt" officeooo:rsid="0019cd3c" style:font-size-asian="10.5pt" style:font-size-complex="10.5pt"/>
    </style:style>
    <style:style style:name="T8" style:family="text">
      <style:text-properties fo:font-size="10.5pt" officeooo:rsid="002484f8" style:font-size-asian="10.5pt" style:font-size-complex="10.5pt"/>
    </style:style>
    <style:style style:name="T9" style:family="text">
      <style:text-properties fo:font-size="10.5pt" fo:font-style="italic" officeooo:rsid="00187299" style:font-size-asian="10.5pt" style:font-style-asian="italic" style:font-size-complex="10.5pt" style:font-style-complex="italic"/>
    </style:style>
    <style:style style:name="T10" style:family="text">
      <style:text-properties fo:font-size="10.5pt" fo:font-style="italic" officeooo:rsid="001cb604" style:font-size-asian="10.5pt" style:font-style-asian="italic" style:font-size-complex="10.5pt" style:font-style-complex="italic"/>
    </style:style>
    <style:style style:name="T11" style:family="text">
      <style:text-properties fo:font-size="10.5pt" fo:font-style="italic" officeooo:rsid="001f33c0" style:font-size-asian="10.5pt" style:font-style-asian="italic" style:font-size-complex="10.5pt" style:font-style-complex="italic"/>
    </style:style>
    <style:style style:name="T12" style:family="text">
      <style:text-properties fo:font-size="10.5pt" fo:font-style="italic" officeooo:rsid="00265e3a" style:font-size-asian="10.5pt" style:font-style-asian="italic" style:font-size-complex="10.5pt" style:font-style-complex="italic"/>
    </style:style>
    <style:style style:name="T13" style:family="text">
      <style:text-properties officeooo:rsid="000df8b5"/>
    </style:style>
    <style:style style:name="T14" style:family="text">
      <style:text-properties officeooo:rsid="000f482b"/>
    </style:style>
    <style:style style:name="T15" style:family="text">
      <style:text-properties officeooo:rsid="00127d6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63b04" style:font-weight-asian="bold" style:font-weight-complex="bold"/>
    </style:style>
    <style:style style:name="T18" style:family="text">
      <style:text-properties officeooo:rsid="00156f11"/>
    </style:style>
    <style:style style:name="T19" style:family="text">
      <style:text-properties officeooo:rsid="00163b0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</text:span></text:span><text:span text:style-name="Strong_20_Emphasis"><text:span text:style-name="T7">od </text:span></text:span><text:span text:style-name="Strong_20_Emphasis"><text:span text:style-name="T1">10:00, Malinovské náměstí, Brno</text:span></text:span><text:span text:style-name="T1"><text:line-break/><text:line-break/></text:span><text:span text:style-name="T9">(veškeré průvodní i výstupní dokumenty jsou dostupné online a jsou odk</text:span><text:span text:style-name="T12">a</text:span><text:span text:style-name="T9">zovány jako obsah složky repozitáře </text:span><text:a xlink:type="simple" xlink:href="https://gitlab.com/otevrenamesta/documents/tree/master/schuze/2016_08_09" text:style-name="Internet_20_link" text:visited-style-name="Visited_20_Internet_20_Link"><text:span text:style-name="T10">https://gitlab.com/otevrenamesta/documents/tree/master/sch</text:span></text:a><text:a xlink:type="simple" xlink:href="https://gitlab.com/otevrenamesta/documents/tree/master/schuze/2016_08_09" text:style-name="Internet_20_link" text:visited-style-name="Visited_20_Internet_20_Link"><text:span text:style-name="T11">uze</text:span></text:a><text:a xlink:type="simple" xlink:href="https://gitlab.com/otevrenamesta/documents/tree/master/schuze/2016_08_09" text:style-name="Internet_20_link" text:visited-style-name="Visited_20_Internet_20_Link"><text:span text:style-name="T10">/2016_08_09</text:span></text:a><text:span text:style-name="T9">)</text:span></text:p>
      <text:p text:style-name="P3">Účastníci:</text:p>
      <text:list xml:id="list5764140305701988338" text:style-name="L1">
        <text:list-item>
          <text:p text:style-name="P14">tabulka účastníků a doložení zástupčích oprávnění</text:p>
          <text:list>
            <text:list-item>
              <text:p text:style-name="P20"><text:span text:style-name="T1">soubor: </text:span><text:a xlink:type="simple" xlink:href="https://gitlab.com/otevrenamesta/documents/raw/master/schuze/2016_08_09/prezencka.ods" text:style-name="Internet_20_link" text:visited-style-name="Visited_20_Internet_20_Link"><text:span text:style-name="Strong_20_Emphasis"><text:span text:style-name="T1">prezencka.ods</text:span></text:span></text:a></text:p>
            </text:list-item>
            <text:list-item>
              <text:p text:style-name="P14">SHA256: e23bf5c9f043c4edf5c7ed5fa2d27c7c0215fb59419bf4977dddc62681075eec</text:p>
            </text:list-item>
          </text:list>
        </text:list-item>
        <text:list-item>
          <text:p text:style-name="P14">a sken prezenční listiny</text:p>
          <text:list>
            <text:list-item>
              <text:p text:style-name="P20"><text:span text:style-name="T1">soubor: </text:span><text:a xlink:type="simple" xlink:href="https://gitlab.com/otevrenamesta/documents/raw/master/schuze/2016_08_09/prezencka_sken.pdf" text:style-name="Internet_20_link" text:visited-style-name="Visited_20_Internet_20_Link"><text:span text:style-name="Strong_20_Emphasis"><text:span text:style-name="T1">prezencka_sken.pdf</text:span></text:span></text:a></text:p>
            </text:list-item>
            <text:list-item>
              <text:p text:style-name="P7">SHA256: 25d4a39c95ce9a7f069a953f9c18b8e614e02595573d12f201533bd4f2830461</text:p>
            </text:list-item>
          </text:list>
        </text:list-item>
      </text:list>
      <text:p text:style-name="P1"><text:line-break/>Z přítomných obcí se hlasování nemůže účastnit <text:span text:style-name="T13">zástupce </text:span>Kutn<text:span text:style-name="T13">é</text:span> Hor<text:span text:style-name="T13">y</text:span>, neboť v době konání schůze není na transparentním účtu spolku připsán její členský příspěvek, tudíž dle stanov není <text:span text:style-name="T13">obec </text:span>členem.<text:line-break/><text:line-break/><text:span text:style-name="T13">1.</text:span>) schválení programu schůze<text:line-break/>- proběhlo schválení programu schůze, body programu viz.:</text:p>
      <text:list xml:id="list8199651601836872680" text:style-name="L2">
        <text:list-item>
          <text:list>
            <text:list-item>
              <text:p text:style-name="P21"><text:span text:style-name="T1">soubor: </text:span><text:a xlink:type="simple" xlink:href="https://gitlab.com/otevrenamesta/documents/raw/master/schuze/2016_08_09/01_navrh_programu.odt" text:style-name="Internet_20_link" text:visited-style-name="Visited_20_Internet_20_Link"><text:span text:style-name="Strong_20_Emphasis"><text:span text:style-name="T8">01_navrh_programu.odt</text:span></text:span></text:a></text:p>
            </text:list-item>
            <text:list-item>
              <text:p text:style-name="P8">SHA256: 875bde5908a02950909ea9b3d3f699e4ee226734b17e0d4aa95e127822fc2eaf</text:p>
            </text:list-item>
          </text:list>
        </text:list-item>
      </text:list>
      <text:p text:style-name="Text_20_body"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2271032232857206631" text:style-name="L3">
        <text:list-item>
          <text:list>
            <text:list-item>
              <text:p text:style-name="P15"><text:span text:style-name="T16">3.1.1</text:span>: Požadavek na změnu textu „Hájí společné zájmy svých členů…“ na „Hájí společné zájmy svých <text:span text:style-name="T16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5"><text:span text:style-name="T16">5.3.3</text:span>: Požadavek na <text:span text:style-name="T16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8">ch</text:span> organizac<text:span text:style-name="T18">í</text:span>, jichž jsou samosprávy součástí, je vhodné zachovat princip politické nezávislosti.</text:p>
            </text:list-item>
            <text:list-item>
              <text:p text:style-name="P9"><text:span text:style-name="T16">10.8</text:span>: změnit na "V případě likvidace <text:span text:style-name="T16">rozdělí</text:span> likvidátor likvidační zůstatek <text:span text:style-name="T16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4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1915591877293954820" text:style-name="L4">
        <text:list-item>
          <text:p text:style-name="P16">* výpisem je míněn</text:p>
          <text:list>
            <text:list-item>
              <text:p text:style-name="P22"><text:span text:style-name="T1">soubor: </text:span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hlasov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a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n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i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.ods</text:span></text:span></text:a></text:p>
            </text:list-item>
            <text:list-item>
              <text:p text:style-name="P25">SHA256: 2dc254f2c4ac8436283e79bb529569a256b6d7f1281bced67693e15bf4529d53</text:p>
            </text:list-item>
          </text:list>
        </text:list-item>
        <text:list-item>
          <text:p text:style-name="P25">aktualizované znění <text:span text:style-name="T15">stanov</text:span></text:p>
          <text:list>
            <text:list-item>
              <text:p text:style-name="P26">soubor: <text:a xlink:type="simple" xlink:href="https://gitlab.com/otevrenamesta/documents/raw/master/schuze/2016_08_09/stanovy_nove.pdf" text:style-name="Internet_20_link" text:visited-style-name="Visited_20_Internet_20_Link"><text:span text:style-name="T17">stanovy_nove.pdf</text:span></text:a></text:p>
            </text:list-item>
            <text:list-item>
              <text:p text:style-name="P26">SHA256: <text:span text:style-name="T19">bf45223c5debd15d29a3e3570942d659876dfa178d3563756dbbe14f100a74df</text:span></text:p>
            </text:list-item>
          </text:list>
        </text:list-item>
        <text:list-item>
          <text:p text:style-name="P25"><text:soft-page-break/>stanovy nabývají účinnosti dnem následujícím po jejich schválení členskou schůzí</text:p>
        </text:list-item>
      </text:list>
      <text:p text:style-name="Standard"/>
      <text:p text:style-name="P2"><text:span text:style-name="T13">4.</text:span>) provizorní jednací řád členské schůze</text:p>
      <text:list xml:id="list7505157162475830535" text:style-name="L5">
        <text:list-item>
          <text:list>
            <text:list-item>
              <text:p text:style-name="P23"><text:span text:style-name="T1">soubor: </text:span><text:a xlink:type="simple" xlink:href="https://gitlab.com/otevrenamesta/documents/raw/master/schuze/2016_08_09/provizorni%20jednaci%20rad.html" text:style-name="Internet_20_link" text:visited-style-name="Visited_20_Internet_20_Link"><text:span text:style-name="Strong_20_Emphasis"><text:span text:style-name="T8">provizorni jednaci rad.html</text:span></text:span></text:a></text:p>
            </text:list-item>
            <text:list-item>
              <text:p text:style-name="P10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965416979065482662" text:style-name="L6">
        <text:list-item>
          <text:p text:style-name="P17">schvaluje provizorní jednací řád členské schůze,</text:p>
        </text:list-item>
        <text:list-item>
          <text:p text:style-name="P11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4304783016674279132" text:style-name="L7">
        <text:list-item>
          <text:p text:style-name="P18">předseda výboru: Marcel Kolaja <text:span text:style-name="T14">(1980/06/29)</text:span></text:p>
        </text:list-item>
        <text:list-item>
          <text:p text:style-name="P18">členové výboru (4): Ladislav Nešněra <text:span text:style-name="T14">(1970/10/06)</text:span>, Viktor Čahoj <text:span text:style-name="T14">(1986/12/18)</text:span>, Michal Šmarda <text:span text:style-name="T14">(1975/07/06)</text:span>, Ondřej Profant <text:span text:style-name="T14">(1988/05/02)</text:span></text:p>
        </text:list-item>
        <text:list-item>
          <text:p text:style-name="P12">kontrolor: Martin Šebek <text:span text:style-name="T14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/text:span><text:soft-page-break/><text:span text:style-name="T1"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5418862567986828843" text:style-name="L8">
        <text:list-item>
          <text:p text:style-name="P19">průhledné veřejné zakázky od přípravy záměru až po skončení záruky (včetně registru smluv) dle návrhu Jiřího Skuhrovce</text:p>
          <text:list>
            <text:list-item>
              <text:p text:style-name="P19">Brno (576): 65 % - 374 hlasů</text:p>
            </text:list-item>
            <text:list-item>
              <text:p text:style-name="P19">Brno-Medlánky (52): 100 % - 52 hlasů</text:p>
            </text:list-item>
            <text:list-item>
              <text:p text:style-name="P19">Brno-střed (204): 203 hlasů</text:p>
            </text:list-item>
            <text:list-item>
              <text:p text:style-name="P19">Černošice (82): 100 % - 82 hlasů</text:p>
            </text:list-item>
            <text:list-item>
              <text:p text:style-name="P19">Česká Lípa (191): 30 % - 57 hlasů</text:p>
            </text:list-item>
            <text:list-item>
              <text:p text:style-name="P19">Praha 5 (267): 187 hlasů</text:p>
            </text:list-item>
            <text:list-item>
              <text:p text:style-name="P19">Praha 7 (193): 0 hlasů</text:p>
            </text:list-item>
            <text:list-item>
              <text:p text:style-name="P19">Praha-Ďáblice (58): 1 hlasů</text:p>
            </text:list-item>
            <text:list-item>
              <text:p text:style-name="P19">Psáry (60): 50 hlasů</text:p>
            </text:list-item>
            <text:list-item>
              <text:p text:style-name="P19">Celkem: 1006 hlasů</text:p>
            </text:list-item>
          </text:list>
        </text:list-item>
        <text:list-item>
          <text:p text:style-name="P19">(mobilní) aplikace pro hlášení závad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35 % - 66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9">Celkem: 66 hlasů</text:p>
            </text:list-item>
          </text:list>
        </text:list-item>
        <text:list-item>
          <text:p text:style-name="P19">sdílení knowledgebase (zkušenosti, např. zadání veřejné zakázky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1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80 hlasů</text:p>
            </text:list-item>
            <text:list-item>
              <text:p text:style-name="P19">Praha 7: 13 hlasů</text:p>
            </text:list-item>
            <text:list-item>
              <text:p text:style-name="P19">Praha-Ďáblice: 30 hlasů</text:p>
            </text:list-item>
            <text:list-item>
              <text:p text:style-name="P19">Psáry: 10 hlasů</text:p>
            </text:list-item>
            <text:list-item>
              <text:p text:style-name="P19">Celkem: 230 hlasů</text:p>
            </text:list-item>
          </text:list>
        </text:list-item>
        <text:list-item>
          <text:p text:style-name="P19">digitalizace procesů (Praha 7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0 hlasů</text:p>
            </text:list-item>
            <text:list-item>
              <text:p text:style-name="P19">Praha 5: 0 hlasů</text:p>
            </text:list-item>
            <text:list-item>
              <text:p text:style-name="P19">Praha 7: 160 hlasů</text:p>
            </text:list-item>
            <text:list-item>
              <text:p text:style-name="P19">Praha-Ďáblice: 17 hlasů</text:p>
            </text:list-item>
            <text:list-item>
              <text:p text:style-name="P19">Psáry: 0 hlasů</text:p>
            </text:list-item>
            <text:list-item>
              <text:p text:style-name="P19">Celkem: 177 hlasů</text:p>
            </text:list-item>
          </text:list>
        </text:list-item>
        <text:list-item>
          <text:p text:style-name="P19">výstavba datového portálu a úložiště dat (CESNET?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20 % - 38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<text:soft-page-break/>Praha-Ďáblice: 0 hlasů</text:p>
            </text:list-item>
            <text:list-item>
              <text:p text:style-name="P19">Psáry: 0 hlasů</text:p>
            </text:list-item>
            <text:list-item>
              <text:p text:style-name="P19">Celkem: 124 hlasů</text:p>
            </text:list-item>
          </text:list>
        </text:list-item>
        <text:list-item>
          <text:p text:style-name="P19">prezentace rozpočtových dat</text:p>
          <text:list>
            <text:list-item>
              <text:p text:style-name="P19">Brno: 5 % - 3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20 hlasů</text:p>
            </text:list-item>
            <text:list-item>
              <text:p text:style-name="P19">Praha-Ďáblice: 10 hlasů</text:p>
            </text:list-item>
            <text:list-item>
              <text:p text:style-name="P19">Psáry: 0 hlasů</text:p>
            </text:list-item>
            <text:list-item>
              <text:p text:style-name="P19">Celkem: 70 hlasů</text:p>
            </text:list-item>
          </text:list>
        </text:list-item>
        <text:list-item>
          <text:p text:style-name="P19">elektronická úřední deska (spolupráce s e-desky.cz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3">Celkem: 10 hlasů</text:p>
            </text:list-item>
          </text:list>
          <text:p text:style-name="P24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/text:span></text:p>
        </text:list-item>
      </text:list>
      <text:p text:style-name="P5"><text:line-break/>Zápis: </text:p>
      <text:list xml:id="list145819385532999" text:continue-numbering="true" text:style-name="L8">
        <text:list-item>
          <text:list>
            <text:list-item>
              <text:p text:style-name="P19">zapsal: Viktor Čahoj, Jakub Michálek a kol.</text:p>
            </text:list-item>
            <text:list-item>
              <text:p text:style-name="P13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14:55:26.885475993</dc:date>
    <meta:editing-duration>PT8H35M32S</meta:editing-duration>
    <meta:editing-cycles>18</meta:editing-cycles>
    <meta:generator>LibreOffice/5.1.6.2.0$Linux_x86 LibreOffice_project/10$Build-2</meta:generator>
    <meta:document-statistic meta:table-count="0" meta:image-count="0" meta:object-count="0" meta:page-count="4" meta:paragraph-count="115" meta:word-count="1405" meta:character-count="9389" meta:non-whitespace-character-count="8179"/>
    <meta:user-defined meta:name=""/>
  </office:meta>
</office:document-meta>
</file>